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 custom passphrase option for crystallize</text:p>
            <text:p>  - sreg config files (.sreg.conf in root directory of a stream registry repository)</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5:16:55.549932469</dc:date>
    <meta:creation-date>2016-09-05T22:47:24Z</meta:creation-date>
    <meta:editing-cycles>921</meta:editing-cycles>
    <meta:editing-duration>P18DT15H2M3S</meta:editing-duration>
    <meta:generator>LibreOffice/5.2.3.3$Linux_X86_64 LibreOffice_project/20m0$Build-3</meta:generator>
    <meta:document-statistic meta:table-count="3" meta:cell-count="3258" meta:object-count="0"/>
  </office:meta>
</office:document-meta>
</file>